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itle">
      <style:text-properties style:font-name="Liberation Sans" fo:font-size="28pt" fo:font-weight="bold" officeooo:rsid="0011a6a2" officeooo:paragraph-rsid="0011a6a2" style:font-name-asian="Noto Sans CJK SC" style:font-size-asian="28pt" style:font-weight-asian="bold" style:font-name-complex="Lohit Devanagari" style:font-size-complex="28pt" style:font-weight-complex="bold"/>
    </style:style>
    <style:style style:name="P3" style:family="paragraph" style:parent-style-name="Table_20_Contents">
      <style:text-properties officeooo:rsid="00120b8c" officeooo:paragraph-rsid="00120b8c"/>
    </style:style>
    <style:style style:name="P4" style:family="paragraph" style:parent-style-name="Table_20_Contents">
      <style:paragraph-properties fo:text-align="center" style:justify-single-word="false"/>
      <style:text-properties officeooo:rsid="00120b8c" officeooo:paragraph-rsid="00120b8c"/>
    </style:style>
    <style:style style:name="P5" style:family="paragraph" style:parent-style-name="Table_20_Contents">
      <style:text-properties officeooo:rsid="0019297f" officeooo:paragraph-rsid="0019297f"/>
    </style:style>
    <style:style style:name="P6" style:family="paragraph" style:parent-style-name="Table_20_Contents">
      <style:text-properties officeooo:rsid="0019297f" officeooo:paragraph-rsid="00120b8c"/>
    </style:style>
    <style:style style:name="P7" style:family="paragraph" style:parent-style-name="Table_20_Contents">
      <style:text-properties officeooo:rsid="00230ff4" officeooo:paragraph-rsid="00230ff4"/>
    </style:style>
    <style:style style:name="P8" style:family="paragraph" style:parent-style-name="Table_20_Contents">
      <style:text-properties officeooo:paragraph-rsid="003e377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text-properties officeooo:rsid="0042214b" officeooo:paragraph-rsid="0042214b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officeooo:rsid="00435881" officeooo:paragraph-rsid="00435881"/>
    </style:style>
    <style:style style:name="P13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20b8c"/>
    </style:style>
    <style:style style:name="P14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d7db9" officeooo:paragraph-rsid="001d7db9"/>
    </style:style>
    <style:style style:name="P15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d7db9"/>
    </style:style>
    <style:style style:name="P16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e5bfc" officeooo:paragraph-rsid="001e5bfc"/>
    </style:style>
    <style:style style:name="P17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1519" officeooo:paragraph-rsid="001f1519"/>
    </style:style>
    <style:style style:name="P18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ec75" officeooo:paragraph-rsid="001fec75"/>
    </style:style>
    <style:style style:name="P19" style:family="paragraph" style:parent-style-name="Text_20_body">
      <style:text-properties officeooo:rsid="001d7db9" officeooo:paragraph-rsid="001d7db9"/>
    </style:style>
    <style:style style:name="P20" style:family="paragraph" style:parent-style-name="Text_20_body">
      <style:text-properties officeooo:paragraph-rsid="00120b8c"/>
    </style:style>
    <style:style style:name="P21" style:family="paragraph" style:parent-style-name="Text_20_body">
      <style:text-properties officeooo:rsid="001fec75" officeooo:paragraph-rsid="001fec75"/>
    </style:style>
    <style:style style:name="P22" style:family="paragraph" style:parent-style-name="Text_20_body">
      <style:text-properties officeooo:rsid="0024b426" officeooo:paragraph-rsid="0024b426"/>
    </style:style>
    <style:style style:name="P23" style:family="paragraph" style:parent-style-name="Text_20_body">
      <style:text-properties officeooo:paragraph-rsid="0024b426"/>
    </style:style>
    <style:style style:name="P24" style:family="paragraph" style:parent-style-name="Text_20_body">
      <style:text-properties officeooo:rsid="002531a5" officeooo:paragraph-rsid="0024b426"/>
    </style:style>
    <style:style style:name="P25" style:family="paragraph" style:parent-style-name="Text_20_body">
      <style:text-properties officeooo:rsid="003e377e" officeooo:paragraph-rsid="003e377e"/>
    </style:style>
    <style:style style:name="P26" style:family="paragraph" style:parent-style-name="Text_20_body">
      <style:text-properties style:font-name="Liberation Sans" fo:font-size="28pt" fo:font-weight="bold" officeooo:rsid="0011a6a2" officeooo:paragraph-rsid="0011a6a2" style:font-name-asian="Noto Sans CJK SC" style:font-size-asian="28pt" style:font-weight-asian="bold" style:font-name-complex="Lohit Devanagari" style:font-size-complex="28pt" style:font-weight-complex="bold"/>
    </style:style>
    <style:style style:name="P27" style:family="paragraph" style:parent-style-name="Text_20_body">
      <style:text-properties officeooo:paragraph-rsid="005ca64f"/>
    </style:style>
    <style:style style:name="P28" style:family="paragraph" style:parent-style-name="Text_20_body">
      <style:text-properties officeooo:rsid="005ca64f" officeooo:paragraph-rsid="005ca64f"/>
    </style:style>
    <style:style style:name="P29" style:family="paragraph" style:parent-style-name="Heading_20_1">
      <style:text-properties officeooo:paragraph-rsid="00230ff4"/>
    </style:style>
    <style:style style:name="P30" style:family="paragraph" style:parent-style-name="Heading_20_8">
      <style:text-properties officeooo:rsid="0024b426" officeooo:paragraph-rsid="0024b426"/>
    </style:style>
    <style:style style:name="P31" style:family="paragraph" style:parent-style-name="Footnote">
      <style:text-properties fo:font-size="10pt" officeooo:rsid="002c8133" officeooo:paragraph-rsid="002c8133" style:font-size-asian="10pt" style:font-size-complex="10pt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5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6" style:family="paragraph" style:parent-style-name="Contents_20_6">
      <style:paragraph-properties>
        <style:tab-stops>
          <style:tab-stop style:position="14.504cm" style:type="right" style:leader-style="dotted" style:leader-text="."/>
        </style:tab-stops>
      </style:paragraph-properties>
    </style:style>
    <style:style style:name="P37" style:family="paragraph" style:parent-style-name="Contents_20_7">
      <style:paragraph-properties>
        <style:tab-stops>
          <style:tab-stop style:position="14.005cm" style:type="right" style:leader-style="dotted" style:leader-text="."/>
        </style:tab-stops>
      </style:paragraph-properties>
    </style:style>
    <style:style style:name="P38" style:family="paragraph" style:parent-style-name="Contents_20_8">
      <style:paragraph-properties>
        <style:tab-stops>
          <style:tab-stop style:position="13.506cm" style:type="right" style:leader-style="dotted" style:leader-text="."/>
        </style:tab-stops>
      </style:paragraph-properties>
    </style:style>
    <style:style style:name="P39" style:family="paragraph" style:parent-style-name="Frame_20_contents">
      <style:paragraph-properties fo:text-align="center" style:justify-single-word="false"/>
      <style:text-properties officeooo:rsid="0037c3ef" officeooo:paragraph-rsid="0037c3ef"/>
    </style:style>
    <style:style style:name="P40" style:family="paragraph" style:parent-style-name="Table_20_Admonition_20_Caption">
      <style:text-properties style:font-name="Liberation Sans2" fo:font-size="10pt" fo:font-style="italic" officeooo:rsid="0042214b" officeooo:paragraph-rsid="0042214b"/>
    </style:style>
    <style:style style:name="P41" style:family="paragraph" style:parent-style-name="Table_20_Example_20_Caption">
      <style:text-properties officeooo:rsid="004bf20f" officeooo:paragraph-rsid="004bf20f"/>
    </style:style>
    <style:style style:name="P42" style:family="paragraph" style:parent-style-name="Listing">
      <style:text-properties officeooo:rsid="0050a7e2" officeooo:paragraph-rsid="0050a7e2"/>
    </style:style>
    <style:style style:name="P43" style:family="paragraph" style:parent-style-name="Listing">
      <style:text-properties officeooo:paragraph-rsid="00581d5e"/>
    </style:style>
    <style:style style:name="P44" style:family="paragraph" style:parent-style-name="Contents_20_Heading">
      <style:text-properties style:font-name="Liberation Sans" fo:font-size="16pt" fo:font-weight="bold" officeooo:rsid="0053fb61" officeooo:paragraph-rsid="0053fb61" style:font-name-asian="Noto Sans CJK SC" style:font-size-asian="16pt" style:font-weight-asian="bold" style:font-name-complex="Lohit Devanagari" style:font-size-complex="16pt" style:font-weight-complex="bold"/>
    </style:style>
    <style:style style:name="P45" style:family="paragraph" style:parent-style-name="Contents_20_Heading">
      <style:text-properties style:font-name="Liberation Sans" fo:font-size="16pt" fo:font-weight="bold" officeooo:rsid="006263cb" officeooo:paragraph-rsid="006263cb" style:font-name-asian="Noto Sans CJK SC" style:font-size-asian="16pt" style:font-weight-asian="bold" style:font-name-complex="Lohit Devanagari" style:font-size-complex="16pt" style:font-weight-complex="bold"/>
    </style:style>
    <style:style style:name="P46" style:family="paragraph" style:parent-style-name="Standard">
      <style:text-properties officeooo:paragraph-rsid="005ca64f"/>
    </style:style>
    <style:style style:name="P47" style:family="paragraph" style:parent-style-name="TOC_20_Page_20_Number">
      <style:text-properties officeooo:paragraph-rsid="00672559"/>
    </style:style>
    <style:style style:name="P48" style:family="paragraph" style:parent-style-name="TOC_20_Page_20_Number">
      <style:text-properties officeooo:rsid="00672559" officeooo:paragraph-rsid="00672559"/>
    </style:style>
    <style:style style:name="T1" style:family="text">
      <style:text-properties officeooo:rsid="000fa002"/>
    </style:style>
    <style:style style:name="T2" style:family="text">
      <style:text-properties officeooo:rsid="0011a6a2"/>
    </style:style>
    <style:style style:name="T3" style:family="text">
      <style:text-properties officeooo:rsid="00120b8c"/>
    </style:style>
    <style:style style:name="T4" style:family="text">
      <style:text-properties officeooo:rsid="001d7db9"/>
    </style:style>
    <style:style style:name="T5" style:family="text">
      <style:text-properties fo:font-weight="bold" officeooo:rsid="0011a6a2" style:font-weight-asian="bold" style:font-weight-complex="bold"/>
    </style:style>
    <style:style style:name="T6" style:family="text">
      <style:text-properties fo:font-weight="bold" officeooo:rsid="0021e781" style:font-weight-asian="bold" style:font-weight-complex="bold"/>
    </style:style>
    <style:style style:name="T7" style:family="text">
      <style:text-properties officeooo:rsid="0021e781"/>
    </style:style>
    <style:style style:name="T8" style:family="text">
      <style:text-properties fo:font-style="italic" officeooo:rsid="0021e781" style:font-style-asian="italic" style:font-style-complex="italic"/>
    </style:style>
    <style:style style:name="T9" style:family="text">
      <style:text-properties fo:font-style="italic" fo:font-weight="normal" officeooo:rsid="0011a6a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1e781" style:font-style-asian="italic" style:font-weight-asian="normal" style:font-style-complex="italic" style:font-weight-complex="normal"/>
    </style:style>
    <style:style style:name="T11" style:family="text">
      <style:text-properties fo:font-weight="normal" officeooo:rsid="0011a6a2" style:font-weight-asian="normal" style:font-weight-complex="normal"/>
    </style:style>
    <style:style style:name="T12" style:family="text">
      <style:text-properties fo:font-style="normal" officeooo:rsid="0021e781" style:font-style-asian="normal" style:font-style-complex="normal"/>
    </style:style>
    <style:style style:name="T13" style:family="text">
      <style:text-properties fo:font-style="normal" fo:font-weight="normal" officeooo:rsid="0011a6a2" style:font-style-asian="normal" style:font-weight-asian="normal" style:font-style-complex="normal" style:font-weight-complex="normal"/>
    </style:style>
    <style:style style:name="T14" style:family="text">
      <style:text-properties officeooo:rsid="00230ff4"/>
    </style:style>
    <style:style style:name="T15" style:family="text">
      <style:text-properties officeooo:rsid="0024b426"/>
    </style:style>
    <style:style style:name="T16" style:family="text">
      <style:text-properties officeooo:rsid="002531a5"/>
    </style:style>
    <style:style style:name="T17" style:family="text">
      <style:text-properties officeooo:rsid="00341b9f"/>
    </style:style>
    <style:style style:name="T18" style:family="text">
      <style:text-properties officeooo:rsid="0037c3ef"/>
    </style:style>
    <style:style style:name="T19" style:family="text">
      <style:text-properties officeooo:rsid="003bd7bb"/>
    </style:style>
    <style:style style:name="T20" style:family="text">
      <style:text-properties style:font-name="Liberation Serif1" officeooo:rsid="003bd7bb" style:font-name-asian="Liberation Serif1" style:font-name-complex="Liberation Serif1"/>
    </style:style>
    <style:style style:name="T21" style:family="text">
      <style:text-properties style:font-name="Liberation Serif1" officeooo:rsid="003c7e7c" style:font-name-asian="Liberation Serif1" style:font-name-complex="Liberation Serif1"/>
    </style:style>
    <style:style style:name="T22" style:family="text">
      <style:text-properties style:font-name="Liberation Sans" officeooo:rsid="003c7e7c" style:font-name-asian="Liberation Serif1" style:font-name-complex="Liberation Serif1"/>
    </style:style>
    <style:style style:name="T23" style:family="text">
      <style:text-properties style:font-name="Liberation Sans" fo:font-weight="bold" officeooo:rsid="003c7e7c" style:font-name-asian="Liberation Serif1" style:font-weight-asian="bold" style:font-name-complex="Liberation Serif1" style:font-weight-complex="bold"/>
    </style:style>
    <style:style style:name="T24" style:family="text">
      <style:text-properties style:font-name="Liberation Sans" fo:font-size="10pt" fo:font-weight="bold" officeooo:rsid="003c7e7c" style:font-name-asian="Liberation Serif1" style:font-size-asian="10pt" style:font-weight-asian="bold" style:font-name-complex="Liberation Serif1" style:font-size-complex="10pt" style:font-weight-complex="bold"/>
    </style:style>
    <style:style style:name="T25" style:family="text">
      <style:text-properties style:font-name="Liberation Sans" fo:font-size="18.2000007629395pt" fo:font-weight="bold" officeooo:rsid="00581d5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6" style:family="text">
      <style:text-properties style:font-name="Liberation Sans" fo:font-size="28pt" fo:font-weight="bold" officeooo:rsid="0011a6a2" style:font-name-asian="Noto Sans CJK SC" style:font-size-asian="28pt" style:font-weight-asian="bold" style:font-name-complex="Lohit Devanagari" style:font-size-complex="28pt" style:font-weight-complex="bold"/>
    </style:style>
    <style:style style:name="T27" style:family="text">
      <style:text-properties style:font-name="Liberation Sans" fo:font-size="16pt" fo:font-weight="bold" officeooo:rsid="006263cb" style:font-name-asian="Noto Sans CJK SC" style:font-size-asian="16pt" style:font-weight-asian="bold" style:font-name-complex="Lohit Devanagari" style:font-size-complex="16pt" style:font-weight-complex="bold"/>
    </style:style>
    <style:style style:name="T28" style:family="text">
      <style:text-properties officeooo:rsid="0050a7e2"/>
    </style:style>
    <style:style style:name="T29" style:family="text">
      <style:text-properties style:font-name="Liberation Mono" fo:font-size="10pt" fo:language="zxx" fo:country="none" officeooo:rsid="0050a7e2"/>
    </style:style>
    <style:style style:name="T30" style:family="text">
      <style:text-properties style:font-name="Liberation Mono" fo:font-size="10pt" fo:language="zxx" fo:country="none" officeooo:rsid="0050a7e2" loext:padding-left="0.101cm" loext:padding-right="0.101cm" loext:padding-top="0cm" loext:padding-bottom="0cm" loext:border="0.06pt solid #000000"/>
    </style:style>
    <style:style style:name="T31" style:family="text">
      <style:text-properties style:font-name="Liberation Mono" fo:font-size="10pt" fo:language="zxx" fo:country="none" officeooo:rsid="00581d5e"/>
    </style:style>
    <style:style style:name="T32" style:family="text">
      <style:text-properties officeooo:rsid="00518106"/>
    </style:style>
    <style:style style:name="T33" style:family="text">
      <style:text-properties officeooo:rsid="0053fb61"/>
    </style:style>
    <style:style style:name="T34" style:family="text">
      <style:text-properties officeooo:rsid="00581d5e"/>
    </style:style>
    <style:style style:name="T35" style:family="text">
      <style:text-properties officeooo:rsid="005b279f"/>
    </style:style>
    <style:style style:name="T36" style:family="text">
      <style:text-properties officeooo:rsid="005ca64f"/>
    </style:style>
    <style:style style:name="T37" style:family="text">
      <style:text-properties officeooo:rsid="006263cb"/>
    </style:style>
    <style:style style:name="T38" style:family="text">
      <style:text-properties officeooo:rsid="00672559"/>
    </style:style>
    <style:style style:name="T39" style:family="text">
      <style:text-properties loext:padding="0.199cm" loext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doc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variable-set text:name="doctitle" office:value-type="string">doctitle</text:variable-set></text:p>
      <text:table-of-content text:style-name="Sect1" text:protected="true" text:name="Table of Contents1">
        <text:table-of-content-source text:outline-level="10">
          <text:index-title-template text:style-name="Contents_20_Heading">Table of contents (LibreOffice)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 (LibreOffice)</text:p>
          </text:index-title>
          <text:p text:style-name="P1"><text:a xlink:type="simple" xlink:href="#__RefHeading___Toc228_611620482" text:style-name="Index_20_Link" text:visited-style-name="Index_20_Link">&lt;asciidoc-od&gt; A Template Section 1<text:tab/>1</text:a></text:p>
          <text:p text:style-name="P32"><text:a xlink:type="simple" xlink:href="#__RefHeading___Toc11405_4172187942" text:style-name="Index_20_Link" text:visited-style-name="Index_20_Link">Section 1.1<text:tab/>1</text:a></text:p>
          <text:p text:style-name="P33"><text:a xlink:type="simple" xlink:href="#__RefHeading___Toc11407_4172187942" text:style-name="Index_20_Link" text:visited-style-name="Index_20_Link">Section 1.1.1<text:tab/>2</text:a></text:p>
          <text:p text:style-name="P34"><text:a xlink:type="simple" xlink:href="#__RefHeading___Toc11409_4172187942" text:style-name="Index_20_Link" text:visited-style-name="Index_20_Link">Section 1.1.1.1<text:tab/>2</text:a></text:p>
          <text:p text:style-name="P35"><text:a xlink:type="simple" xlink:href="#__RefHeading___Toc11411_4172187942" text:style-name="Index_20_Link" text:visited-style-name="Index_20_Link">Section 1.1.1.1.1<text:tab/>2</text:a></text:p>
          <text:p text:style-name="P36"><text:a xlink:type="simple" xlink:href="#__RefHeading___Toc11413_4172187942" text:style-name="Index_20_Link" text:visited-style-name="Index_20_Link">Section 1.1.1.1.1.1<text:tab/>2</text:a></text:p>
          <text:p text:style-name="P37"><text:a xlink:type="simple" xlink:href="#__RefHeading___Toc11415_4172187942" text:style-name="Index_20_Link" text:visited-style-name="Index_20_Link">Section 1.1.1.1.1.1.1<text:tab/>2</text:a></text:p>
          <text:p text:style-name="P38"><text:a xlink:type="simple" xlink:href="#__RefHeading___Toc11417_4172187942" text:style-name="Index_20_Link" text:visited-style-name="Index_20_Link">Section 1.1.1.1.1.1.1.1<text:tab/>2</text:a></text:p>
          <text:p text:style-name="P1"><text:a xlink:type="simple" xlink:href="#__RefHeading___Toc394_4125040271" text:style-name="Index_20_Link" text:visited-style-name="Index_20_Link">Figure index<text:tab/>3</text:a></text:p>
        </text:index-body>
      </text:table-of-content>
      <text:p text:style-name="Text_20_body"/>
      <text:p text:style-name="Text_20_body"><text:span text:style-name="T35">Current document</text:span> <text:span text:style-name="T35">(</text:span>“<text:variable-get text:name="doctitle">doctitle</text:variable-get>”<text:span text:style-name="T35">) is created with </text:span><text:a xlink:type="simple" xlink:href="https://github.com/CourseOrchestra/asciidoctor-open-document" text:style-name="Internet_20_link" text:visited-style-name="Visited_20_Internet_20_Link"><text:span text:style-name="T35">https://github.com/CourseOrchestra/asciidoctor-open-document</text:span></text:a>.</text:p>
      <text:user-index text:style-name="Sect1" text:protected="true" text:name="User-Defined1">
        <text:user-index-source text:use-index-source-styles="true" text:index-name="User-Defined">
          <text:index-title-template text:style-name="Heading_20_1">Figure index</text:index-title-template>
          <text:user-index-entry-template text:outline-level="1" text:style-name="Text_20_body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Figure"/>
          </text:index-source-styles>
        </text:user-index-source>
        <text:index-body>
          <text:index-title text:style-name="Sect1" text:name="User-Defined1_Head">
            <text:h text:style-name="Heading_20_1" text:outline-level="1"><text:bookmark-start text:name="__RefHeading___Toc394_4125040271"/>Figure index<text:bookmark-end text:name="__RefHeading___Toc394_4125040271"/></text:h>
          </text:index-title>
        </text:index-body>
      </text:user-index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.101cm" fo:margin-bottom="0.101cm" loext:contextual-spacing="false" fo:keep-together="always" fo:orphans="0" fo:widows="0" style:page-number="auto" text:number-lines="false" text:line-number="0"/>
      <style:text-properties style:font-name="Liberation Sans2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cm" fo:margin-bottom="0.101cm" loext:contextual-spacing="false" style:page-number="auto" fo:keep-with-next="alway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aption" style:display-name="List Caption" style:family="paragraph" style:parent-style-name="Caption" style:master-page-name="">
      <style:paragraph-properties fo:margin-top="0cm" fo:margin-bottom="0.101cm" loext:contextual-spacing="false" style:page-number="auto" fo:keep-with-next="always"/>
    </style:style>
    <style:style style:name="Table_20_List" style:display-name="Table List" style:family="paragraph" style:parent-style-name="Table_20_Contents"/>
    <style:style style:name="Block_20_Image" style:display-name="Block Image" style:family="paragraph" style:parent-style-name="Standard" style:master-page-name="">
      <style:paragraph-properties fo:margin-top="0cm" fo:margin-bottom="0.25cm" loext:contextual-spacing="false" style:page-number="auto" fo:keep-with-next="always"/>
    </style:style>
    <style:style style:name="Figure" style:family="paragraph" style:parent-style-name="Caption" style:class="extra" style:master-page-name="">
      <style:paragraph-properties fo:margin-top="0cm" fo:margin-bottom="0.25cm" loext:contextual-spacing="false" style:page-number="auto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3cm" fo:margin-right="0cm" fo:text-indent="-0.3cm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Heading_20_1_20_Discrete" style:display-name="Heading 1 Discrete" style:family="paragraph" style:parent-style-name="Heading_20_1" style:default-outline-level="" style:list-style-name=""/>
    <style:style style:name="Heading_20_2_20_Discrete" style:display-name="Heading 2 Discrete" style:family="paragraph" style:parent-style-name="Heading_20_2" style:default-outline-level="" style:list-style-name=""/>
    <style:style style:name="Heading_20_3_20_Discrete" style:display-name="Heading 3 Discrete" style:family="paragraph" style:parent-style-name="Heading_20_3" style:default-outline-level="" style:list-style-name=""/>
    <style:style style:name="Heading_20_4_20_Discrete" style:display-name="Heading 4 Discrete" style:family="paragraph" style:parent-style-name="Heading_20_4" style:default-outline-level="" style:list-style-name=""/>
    <style:style style:name="Heading_20_5_20_Discrete" style:display-name="Heading 5 Discrete" style:family="paragraph" style:parent-style-name="Heading_20_5" style:default-outline-level="" style:list-style-name=""/>
    <style:style style:name="Heading_20_6_20_Discrete" style:display-name="Heading 6 Discrete" style:family="paragraph" style:parent-style-name="Heading_20_6" style:default-outline-level="" style:list-style-name=""/>
    <style:style style:name="Heading_20_7_20_Discrete" style:display-name="Heading 7 Discrete" style:family="paragraph" style:parent-style-name="Heading_20_7" style:default-outline-level="" style:list-style-name=""/>
    <style:style style:name="Heading_20_8_20_Discrete" style:display-name="Heading 8 Discrete" style:family="paragraph" style:parent-style-name="Heading_20_8" style:default-outline-level="" style:list-style-name=""/>
    <style:style style:name="Graphic" style:family="paragraph" style:parent-style-name="Standard" style:master-page-name="">
      <style:paragraph-properties style:page-number="auto" fo:keep-with-next="always"/>
    </style:style>
    <style:style style:name="Equation" style:family="paragraph" style:parent-style-name="Standard">
      <style:paragraph-properties fo:margin-top="0cm" fo:margin-bottom="0.25cm" loext:contextual-spacing="false" fo:text-align="center" style:justify-single-word="false"/>
    </style:style>
    <style:style style:name="Frame_20_contents" style:display-name="Frame contents" style:family="paragraph" style:parent-style-name="Standard" style:class="extra"/>
    <style:style style:name="Content_20_Frame_20_Paragraph" style:display-name="Content Frame Paragraph" style:family="paragraph" style:parent-style-name="Standard">
      <style:paragraph-properties fo:line-height="0.349cm"/>
    </style:style>
    <style:style style:name="Admonition_20_Heading" style:display-name="Admonition Heading" style:family="paragraph" style:parent-style-name="Standard">
      <style:paragraph-properties fo:margin-top="0cm" fo:margin-bottom="0.25cm" loext:contextual-spacing="false" fo:padding-left="0cm" fo:padding-right="0cm" fo:padding-top="0cm" fo:padding-bottom="0.15cm" fo:border-left="none" fo:border-right="none" fo:border-top="none" fo:border-bottom="0.06pt solid #000000"/>
      <style:text-properties fo:text-transform="uppercase" style:font-name="Liberation Sans1" fo:font-family="'Liberation Sans'" style:font-style-name="Bold" style:font-family-generic="swiss" style:font-pitch="variable" fo:font-size="10pt" fo:font-weight="bold"/>
    </style:style>
    <style:style style:name="Admonition_20_Caption" style:display-name="Admonition Caption" style:family="paragraph" style:parent-style-name="Caption" style:master-page-name="">
      <style:paragraph-properties fo:margin-top="0cm" fo:margin-bottom="0.25cm" loext:contextual-spacing="false" style:page-number="auto" fo:keep-with-next="always"/>
    </style:style>
    <style:style style:name="Table_20_Admonition_20_Heading" style:display-name="Table Admonition Heading" style:family="paragraph" style:parent-style-name="Table_20_Contents">
      <style:paragraph-properties fo:padding-left="0cm" fo:padding-right="0cm" fo:padding-top="0cm" fo:padding-bottom="0.15cm" fo:border-left="none" fo:border-right="none" fo:border-top="none" fo:border-bottom="0.51pt solid #000000"/>
      <style:text-properties fo:text-transform="uppercase" fo:font-size="9pt" fo:font-style="normal" fo:font-weight="bold"/>
    </style:style>
    <style:style style:name="Table_20_Admonition_20_Caption" style:display-name="Table Admonition Caption" style:family="paragraph" style:parent-style-name="Table_20_Contents">
      <style:text-properties fo:font-style="italic"/>
    </style:style>
    <style:style style:name="Table_20_Content_20_Frame_20_Paragraph" style:display-name="Table Content Frame Paragraph" style:family="paragraph" style:parent-style-name="Table_20_Contents">
      <style:paragraph-properties fo:margin-top="0cm" fo:margin-bottom="0cm" loext:contextual-spacing="false" fo:line-height="0.101cm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Example_20_Caption" style:display-name="Table Example Caption" style:family="paragraph" style:parent-style-name="Table_20_Contents" style:master-page-name="">
      <style:paragraph-properties style:page-number="auto" fo:keep-with-next="always"/>
      <style:text-properties fo:font-style="italic"/>
    </style:style>
    <style:style style:name="Example_20_Caption" style:display-name="Example Caption" style:family="paragraph" style:parent-style-name="Caption">
      <style:paragraph-properties fo:margin-top="0cm" fo:margin-bottom="0.101cm" loext:contextual-spacing="false"/>
    </style:style>
    <style:style style:name="Table_20_List_20_Caption" style:display-name="Table List Caption" style:family="paragraph" style:parent-style-name="Table_20_Contents" style:master-page-name="">
      <style:paragraph-properties fo:keep-together="always" style:page-number="auto" fo:keep-with-next="always"/>
      <style:text-properties fo:font-style="italic"/>
    </style:style>
    <style:style style:name="Table_20_Listing_20_Caption" style:display-name="Table Listing Caption" style:family="paragraph" style:parent-style-name="Table_20_Contents">
      <style:text-properties fo:font-style="italic"/>
    </style:style>
    <style:style style:name="Listing_20_Caption" style:display-name="Listing Caption" style:family="paragraph" style:parent-style-name="Caption">
      <style:paragraph-properties fo:margin-top="0cm" fo:margin-bottom="0.101cm" loext:contextual-spacing="false"/>
    </style:style>
    <style:style style:name="Listing" style:family="paragraph" style:parent-style-name="Standard" style:master-page-name="">
      <style:paragraph-properties fo:margin-top="0cm" fo:margin-bottom="0.25cm" loext:contextual-spacing="false" style:page-number="auto" fo:padding="0cm" fo:border="none"/>
      <style:text-properties style:font-name="Liberation Mono" fo:font-family="'Liberation Mono'" style:font-style-name="Regular" style:font-family-generic="modern" style:font-pitch="fixed" fo:font-size="10pt" fo:language="zxx" fo:country="none"/>
    </style:style>
    <style:style style:name="Table_20_Listing" style:display-name="Table Listing" style:family="paragraph" style:parent-style-name="Table_20_Contents">
      <style:paragraph-properties fo:padding="0cm" fo:border="none"/>
      <style:text-properties style:font-name="Liberation Mono" fo:font-family="'Liberation Mono'" style:font-style-name="Regular" style:font-family-generic="modern" style:font-pitch="fixed" fo:font-size="9pt" fo:language="zxx" fo:country="none"/>
    </style:style>
    <style:style style:name="Callout_20_List" style:display-name="Callout List" style:family="paragraph" style:parent-style-name="Text_20_body"/>
    <style:style style:name="Table_20_Callout_20_List" style:display-name="Table Callout List" style:family="paragraph" style:parent-style-name="Table_20_Contents"/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" style:family="paragraph" style:parent-style-name="Standard">
      <style:paragraph-properties fo:text-align="start" style:justify-single-word="false">
        <style:tab-stops>
          <style:tab-stop style:position="15.499cm" style:leader-style="dotted" style:leader-text="."/>
        </style:tab-stops>
      </style:paragraph-properties>
    </style:style>
    <style:style style:name="TOC_20_Level_20_1" style:display-name="TOC Level 1" style:family="paragraph" style:parent-style-name="TOC"/>
    <style:style style:name="TOC_20_Level_20_2" style:display-name="TOC Level 2" style:family="paragraph" style:parent-style-name="TOC">
      <style:paragraph-properties fo:margin-left="0.499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OC_20_Level_20_3" style:display-name="TOC Level 3" style:family="paragraph" style:parent-style-name="TOC">
      <style:paragraph-properties fo:margin-left="1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TOC_20_Level_20_4" style:display-name="TOC Level 4" style:family="paragraph" style:parent-style-name="TOC">
      <style:paragraph-properties fo:margin-left="1.499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TOC_20_Level_20_5" style:display-name="TOC Level 5" style:family="paragraph" style:parent-style-name="TOC">
      <style:paragraph-properties fo:margin-left="2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TOC_20_Page_20_Number" style:display-name="TOC Page Number" style:family="paragraph" style:parent-style-name="TOC_20_Level_20_1">
      <style:paragraph-properties fo:text-align="end" style:justify-single-word="false">
        <style:tab-stops>
          <style:tab-stop style:position="1.499cm" style:type="right" style:leader-style="dotted" style:leader-text="."/>
        </style:tab-stops>
      </style:paragraph-properties>
    </style:style>
    <style:style style:name="Preamble_20_Before_20_Paragraph" style:display-name="Preamble Before Paragraph" style:family="paragraph" style:parent-style-name="Standard">
      <style:paragraph-properties fo:line-height="0.049c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Definition" style:family="text"/>
    <style:style style:name="Caption_20_characters" style:display-name="Caption characters" style:family="text"/>
    <style:style style:name="Drop_20_Caps" style:display-name="Drop Caps" style:family="text"/>
    <style:style style:name="Example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Mark" style:family="text">
      <style:text-properties fo:background-color="#ffff00"/>
    </style:style>
    <style:style style:name="Small" style:family="text">
      <style:text-properties fo:font-size="10pt"/>
    </style:style>
    <style:style style:name="Table_20_Small" style:display-name="Table Small" style:family="text">
      <style:text-properties fo:font-size="8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Callout" style:family="text">
      <style:text-properties fo:color="#000000" loext:padding-left="0.102cm" loext:padding-right="0.102cm" loext:padding-top="0.051cm" loext:padding-bottom="0cm" loext:border="0.51pt solid #000000"/>
    </style:style>
    <style:style style:name="Callout_20_List_20_Callout_20_Number" style:display-name="Callout List Callout Number" style:family="text" style:parent-style-name="Callout">
      <style:text-properties loext:padding-left="0.102cm" loext:padding-right="0.102cm" loext:padding-top="0cm" loext:padding-bottom="0.025cm" loext:border="0.51pt solid #000000"/>
    </style:style>
    <style:style style:name="Variable" style:family="text">
      <style:text-properties fo:font-style="italic" style:font-style-asian="italic" style:font-style-complex="italic"/>
    </style:style>
    <style:style style:name="Big" style:family="text">
      <style:text-properties fo:font-size="13pt"/>
    </style:style>
    <style:style style:name="Table_20_Big" style:display-name="Table Big" style:family="text">
      <style:text-properties fo:font-size="11pt"/>
    </style:style>
    <style:style style:name="Underline" style:family="tex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dmonition" style:family="graphic">
      <style:graphic-properties svg:width="13.898cm" style:rel-width="254%" fo:min-height="0.61cm" fo:margin-top="0cm" fo:margin-bottom="0cm" style:wrap="parallel" style:number-wrapped-paragraphs="no-limit" style:wrap-contour="false" fo:background-color="transparent" draw:fill="none" draw:fill-color="#eeeeee" fo:padding-left="0cm" fo:padding-right="0cm" fo:padding-top="0cm" fo:padding-bottom="0.25cm" fo:border-left="none" fo:border-right="none" fo:border-top="none" fo:border-bottom="0.51pt solid #000000" draw:wrap-influence-on-position="once-concurrent" loext:allow-overlap="true" loext:rel-width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Example" style:family="graphic">
      <style:graphic-properties fo:padding="0.101cm" fo:border="2.49pt fine-dashed #cccccc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65cm" fo:text-indent="-0.7cm" fo:margin-left="1.96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665cm" fo:text-indent="-0.7cm" fo:margin-left="2.66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366cm" fo:text-indent="-0.7cm" fo:margin-left="3.366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066cm" fo:text-indent="-0.7cm" fo:margin-left="4.066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766cm" fo:text-indent="-0.7cm" fo:margin-left="4.766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466cm" fo:text-indent="-0.7cm" fo:margin-left="5.466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167cm" fo:text-indent="-0.7cm" fo:margin-left="6.167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867cm" fo:text-indent="-0.7cm" fo:margin-left="6.867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567cm" fo:text-indent="-0.7cm" fo:margin-left="7.567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8.267cm" fo:text-indent="-0.7cm" fo:margin-left="8.267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lg" style:display-name="Numbering lg">
      <text:list-level-style-number text:level="1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dec" style:display-name="Numbering dec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_20_Disk" style:display-name="Bullet Disk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Liberation Sans'" style:font-style-name="Regular" style:font-family-generic="swiss"/>
      </text:list-level-style-bullet>
    </text:list-style>
    <text:list-style style:name="Bullet_20_Circle" style:display-name="Bullet Circle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Liberation Sans'" style:font-style-name="Regular" style:font-family-generic="swiss"/>
      </text:list-level-style-bullet>
    </text:list-style>
    <text:list-style style:name="Bullet_20_Square" style:display-name="Bullet Square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Liberation Sans'" style:font-style-name="Regular" style:font-family-generic="swiss"/>
      </text:list-level-style-bullet>
    </text:list-style>
    <text:list-style style:name="Bullet_20_Default" style:display-name="Bullet Defaul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Liberation Sans'" style:font-style-name="Regular" style:font-family-generic="swiss"/>
      </text:list-level-style-bullet>
    </text:list-style>
    <text:list-style style:name="Bullet_20_None" style:display-name="Bullet None">
      <text:list-level-style-bullet text:level="1" text:style-name="Bullet_20_Symbols" text:bullet-char=" 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text:bullet-char=" 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text:bullet-char=" 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text:bullet-char=" 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text:bullet-char=" 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text:bullet-char=" 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text:bullet-char=" 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text:bullet-char=" 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text:bullet-char=" 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text:bullet-char=" 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Liberation Sans'" style:font-style-name="Regular" style:font-family-generic="swiss"/>
      </text:list-level-style-bullet>
    </text:list-style>
    <text:list-style style:name="Callouts_20_Numbering" style:display-name="Callouts Numbering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6.902cm" table:align="margins"/>
    </style:style>
    <style:style style:name="Table3.A" style:family="table-column">
      <style:table-column-properties style:column-width="15.808cm" style:rel-column-width="61292*"/>
    </style:style>
    <style:style style:name="Table3.B" style:family="table-column">
      <style:table-column-properties style:column-width="1.094cm" style:rel-column-width="4243*"/>
    </style:style>
    <style:style style:name="Table3.A1" style:family="table-cell">
      <style:table-cell-properties style:writing-mode="page"/>
    </style:style>
    <style:style style:name="MP1" style:family="paragraph" style:parent-style-name="Table_20_Contents">
      <style:text-properties officeooo:rsid="00435881" officeooo:paragraph-rsid="00435881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4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 table:style-name="TableLine94122735790800">
            <table:table-cell table:style-name="Table3.A1" office:value-type="string">
              <text:p text:style-name="MP1"><text:chapter text:display="name" text:outline-level="1"/><text:s text:c="3"/></text:p>
            </table:table-cell>
            <table:table-cell table:style-name="Table3.A1" office:value-type="string">
              <text:p text:style-name="MP2"><text:page-number text:select-page="current">0</text:page-number></text:p>
            </table:table-cell>
          </table:table-row>
        </table:table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1:53:41.067327323</meta:creation-date>
    <meta:generator>LibreOffice/6.4.7.2$Linux_X86_64 LibreOffice_project/40$Build-2</meta:generator>
    <dc:date>2022-02-13T14:30:05.918206110</dc:date>
    <meta:editing-duration>P8DT13H25M59S</meta:editing-duration>
    <meta:editing-cycles>203</meta:editing-cycles>
    <meta:document-statistic meta:table-count="1" meta:image-count="0" meta:object-count="0" meta:page-count="1" meta:paragraph-count="15" meta:word-count="45" meta:character-count="345" meta:non-whitespace-character-count="311"/>
    <meta:user-defined meta:name="puts &quot;security breach&quot;">security breach</meta:user-defined>
    <meta:user-defined meta:name="table-margin-bottom">3mm</meta:user-defined>
  </office:meta>
</office:document-meta>
</file>